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f3e" officeooo:paragraph-rsid="000c4f3e"/>
    </style:style>
    <style:style style:name="P2" style:family="paragraph" style:parent-style-name="Standard">
      <style:text-properties officeooo:rsid="000f3de7" officeooo:paragraph-rsid="000f3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</text:p>
      <text:p text:style-name="P1"><text:tab/>QuestionnaireGroup</text:p>
      <text:p text:style-name="P1">Group</text:p>
      <text:p text:style-name="P1"><text:tab/>GroupSection</text:p>
      <text:p text:style-name="P1">Section</text:p>
      <text:p text:style-name="P1"><text:tab/>SectionQuestion</text:p>
      <text:p text:style-name="P1">Question</text:p>
      <text:p text:style-name="P1"/>
      <text:p text:style-name="P2">La tabella questionnaire contiene un title_co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0:23:44.426786466</meta:creation-date>
    <dc:date>2022-08-06T11:21:01.914285319</dc:date>
    <meta:editing-duration>PT46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3" meta:character-count="128" meta:non-whitespace-character-count="120"/>
  </office:meta>
</office:document-meta>
</file>